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8in" fo:margin-left="0in" table:align="left"/>
    </style:style>
    <style:style style:name="Table1.A" style:family="table-column">
      <style:table-column-properties style:column-width="0.4181in"/>
    </style:style>
    <style:style style:name="Table1.C" style:family="table-column">
      <style:table-column-properties style:column-width="0.4188in"/>
    </style:style>
    <style:style style:name="Table1.G" style:family="table-column">
      <style:table-column-properties style:column-width="0.6153in"/>
    </style:style>
    <style:style style:name="Table1.H" style:family="table-column">
      <style:table-column-properties style:column-width="0.3965in"/>
    </style:style>
    <style:style style:name="Table1.1" style:family="table-row">
      <style:table-row-properties style:min-row-height="1.8125in"/>
    </style:style>
    <style:style style:name="Table1.A1" style:family="table-cell">
      <style:table-cell-properties style:vertical-align="middle" fo:background-color="#ff99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middle" fo:background-color="#ff99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style:vertical-align="middle" fo:background-color="#ffff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K1" style:family="table-cell">
      <style:table-cell-properties style:vertical-align="middle" fo:background-color="#ccf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N1" style:family="table-cell">
      <style:table-cell-properties style:vertical-align="middle" fo:background-color="#99ff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P1" style:family="table-cell">
      <style:table-cell-properties style:vertical-align="middle" fo:background-color="#99ff33" fo:padding="0.0382in" fo:border="0.05pt soli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Noto Sans CJK TC Regular" fo:font-size="13pt" officeooo:rsid="00216ba5" officeooo:paragraph-rsid="00216ba5" style:font-name-asian="Noto Sans CJK TC Regular" style:font-size-asian="13pt" style:font-size-complex="13pt"/>
    </style:style>
    <style:style style:name="P2" style:family="paragraph" style:parent-style-name="Table_20_Contents">
      <style:paragraph-properties fo:text-align="center" style:justify-single-word="false"/>
      <style:text-properties style:font-name="Noto Sans CJK TC Regular" fo:font-size="13pt" officeooo:rsid="00216ba5" officeooo:paragraph-rsid="00216ba5" style:font-name-asian="Noto Sans CJK TC Regular" style:font-size-asian="13pt" style:font-size-complex="13pt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Noto Sans CJK TC Regular" fo:font-size="13pt" officeooo:paragraph-rsid="00216ba5" fo:background-color="#ffcc00" style:font-name-asian="Noto Sans CJK TC Regular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style:font-name="Noto Sans CJK TC Regular" fo:font-size="13pt" officeooo:rsid="001af957" officeooo:paragraph-rsid="001f3baa" style:font-name-asian="Noto Sans CJK TC Regular" style:font-size-asian="2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Noto Sans CJK TC Regular" fo:font-size="13pt" officeooo:rsid="001af957" officeooo:paragraph-rsid="001f3baa" style:font-name-asian="Noto Sans CJK TC Regular" style:font-size-asian="21.3500003814697pt" style:font-size-complex="13pt"/>
    </style:style>
    <style:style style:name="P6" style:family="paragraph" style:parent-style-name="Standard">
      <style:paragraph-properties fo:text-align="start" style:justify-single-word="false"/>
      <style:text-properties style:font-name="Noto Sans CJK TC Regular" fo:font-size="13pt" officeooo:rsid="001af957" officeooo:paragraph-rsid="001f3baa" style:font-name-asian="Noto Sans CJK TC Regular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Noto Sans CJK TC Regular" fo:font-size="13pt" officeooo:rsid="001ff4d3" officeooo:paragraph-rsid="001ff4d3" style:font-name-asian="Noto Sans CJK TC Regular" style:font-size-asian="13pt" style:font-size-complex="13pt"/>
    </style:style>
    <style:style style:name="P8" style:family="paragraph" style:parent-style-name="Standard">
      <style:paragraph-properties fo:text-align="center" style:justify-single-word="false"/>
      <style:text-properties style:font-name="Noto Sans CJK TC Regular" fo:font-size="18pt" fo:font-weight="bold" officeooo:rsid="001cc605" officeooo:paragraph-rsid="001f3baa" style:font-name-asian="Noto Sans CJK TC Regular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Noto Sans CJK TC Regular" fo:font-size="18pt" fo:font-weight="bold" officeooo:rsid="001ff4d3" officeooo:paragraph-rsid="001ff4d3" style:font-name-asian="Noto Sans CJK TC Regular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Noto Sans CJK TC Regular" fo:font-size="18pt" officeooo:rsid="001cc605" officeooo:paragraph-rsid="001f3baa" style:font-name-asian="Noto Sans CJK TC Regular" style:font-size-asian="18pt" style:font-size-complex="18pt"/>
    </style:style>
    <style:style style:name="P11" style:family="paragraph" style:parent-style-name="Standard">
      <style:paragraph-properties fo:text-align="end" style:justify-single-word="false"/>
      <style:text-properties style:font-name="Noto Sans CJK TC Regular" fo:font-size="18pt" officeooo:rsid="001cc605" officeooo:paragraph-rsid="001f3baa" style:font-name-asian="Noto Sans CJK TC Regular" style:font-size-asian="18pt" style:font-size-complex="18pt"/>
    </style:style>
    <style:style style:name="P12" style:family="paragraph" style:parent-style-name="Standard">
      <style:paragraph-properties fo:text-align="end" style:justify-single-word="false"/>
      <style:text-properties style:font-name="Noto Sans CJK TC Regular" fo:font-size="18pt" officeooo:rsid="0019ef12" officeooo:paragraph-rsid="001f3baa" style:font-name-asian="Noto Sans CJK TC Regular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Noto Sans CJK TC Regular" fo:font-size="22pt" fo:font-weight="bold" officeooo:rsid="001cc605" officeooo:paragraph-rsid="001f3baa" style:font-name-asian="Noto Sans CJK TC Regular" style:font-size-asian="22pt" style:font-weight-asian="bold" style:font-size-complex="2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Noto Sans CJK TC Regular" fo:font-size="14pt" fo:font-weight="bold" officeooo:rsid="0023f777" officeooo:paragraph-rsid="0023f777" style:font-name-asian="Noto Sans CJK TC Regular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Noto Sans CJK TC Regular" fo:font-size="14pt" fo:font-weight="bold" officeooo:rsid="0023f777" officeooo:paragraph-rsid="0025a231" style:font-name-asian="Noto Sans CJK TC Regular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Noto Sans CJK TC Regular" fo:font-size="14pt" fo:font-weight="bold" officeooo:rsid="0023f777" officeooo:paragraph-rsid="0026f536" style:font-name-asian="Noto Sans CJK TC Regular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Noto Sans CJK TC Regular" fo:font-size="14pt" fo:font-weight="bold" officeooo:rsid="0023f777" officeooo:paragraph-rsid="0028d21c" style:font-name-asian="Noto Sans CJK TC Regular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Noto Sans CJK TC Regular" fo:font-size="10pt" officeooo:rsid="0023f777" officeooo:paragraph-rsid="0023f777" style:font-name-asian="Noto Sans CJK TC Regular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style:font-name="Noto Sans CJK TC Regular" fo:font-size="10pt" officeooo:rsid="0023f777" officeooo:paragraph-rsid="0025a231" style:font-name-asian="Noto Sans CJK TC Regular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style:font-name="Noto Sans CJK TC Regular" fo:font-size="10pt" officeooo:rsid="001af957" officeooo:paragraph-rsid="001f3baa" style:font-name-asian="Noto Sans CJK TC Regular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style:font-name="Noto Sans CJK TC Regular" fo:font-size="10pt" officeooo:rsid="0025a231" officeooo:paragraph-rsid="0025a231" style:font-name-asian="Noto Sans CJK TC Regular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style:font-name="Noto Sans CJK TC Regular" fo:font-size="10pt" officeooo:rsid="0025a231" officeooo:paragraph-rsid="0026f536" style:font-name-asian="Noto Sans CJK TC Regular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style:font-name="Noto Sans CJK TC Regular" fo:font-size="10pt" officeooo:rsid="0026f536" officeooo:paragraph-rsid="0026f536" style:font-name-asian="Noto Sans CJK TC Regular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style:font-name="Noto Sans CJK TC Regular" fo:font-size="10pt" officeooo:rsid="0028d21c" officeooo:paragraph-rsid="0028d21c" style:font-name-asian="Noto Sans CJK TC Regular" style:font-size-asian="10pt" style:font-size-complex="10pt"/>
    </style:style>
    <style:style style:name="P25" style:family="paragraph" style:parent-style-name="Standard">
      <style:paragraph-properties fo:text-align="start" style:justify-single-word="false"/>
      <style:text-properties style:font-name="Noto Sans CJK TC Regular" fo:font-size="10pt" officeooo:rsid="0028d21c" officeooo:paragraph-rsid="00296de6" style:font-name-asian="Noto Sans CJK TC Regular" style:font-size-asian="10pt" style:font-size-complex="10pt"/>
    </style:style>
    <style:style style:name="P26" style:family="paragraph" style:parent-style-name="Standard">
      <style:paragraph-properties fo:text-align="start" style:justify-single-word="false"/>
      <style:text-properties style:font-name="Noto Sans CJK TC Regular" fo:font-size="11pt" style:text-underline-style="solid" style:text-underline-width="auto" style:text-underline-color="font-color" officeooo:rsid="00223502" officeooo:paragraph-rsid="00223502" style:font-name-asian="Noto Sans CJK TC Regular" style:font-size-asian="11pt" style:font-size-complex="13pt"/>
    </style:style>
    <style:style style:name="P27" style:family="paragraph" style:parent-style-name="Standard">
      <style:paragraph-properties fo:text-align="start" style:justify-single-word="false"/>
      <style:text-properties style:font-name="Noto Sans CJK TC Regular" fo:font-size="11pt" style:text-underline-style="solid" style:text-underline-width="auto" style:text-underline-color="font-color" fo:font-weight="bold" officeooo:rsid="00223502" officeooo:paragraph-rsid="00223502" style:font-name-asian="Noto Sans CJK TC Regular" style:font-size-asian="11pt" style:font-weight-asian="bold" style:font-size-complex="13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Noto Sans CJK TC Regular" fo:font-size="15pt" fo:font-weight="bold" officeooo:rsid="001af957" officeooo:paragraph-rsid="001f3baa" style:font-name-asian="Noto Sans CJK TC Regular" style:font-size-asian="15pt" style:font-weight-asian="bold" style:font-size-complex="13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Noto Sans CJK TC Regular" fo:font-size="15pt" fo:font-weight="bold" officeooo:rsid="001ff4d3" officeooo:paragraph-rsid="001ff4d3" style:font-name-asian="Noto Sans CJK TC Regular" style:font-size-asian="15pt" style:font-weight-asian="bold" style:font-size-complex="13pt" style:font-weight-complex="bold"/>
    </style:style>
    <style:style style:name="P30" style:family="paragraph" style:parent-style-name="Standard">
      <style:paragraph-properties fo:text-align="center" style:justify-single-word="false"/>
      <style:text-properties officeooo:rsid="001cc605" officeooo:paragraph-rsid="001f3baa"/>
    </style:style>
    <style:style style:name="P31" style:family="paragraph" style:parent-style-name="Standard">
      <style:text-properties officeooo:rsid="001cc605" officeooo:paragraph-rsid="001f3baa"/>
    </style:style>
    <style:style style:name="P32" style:family="paragraph" style:parent-style-name="Standard">
      <style:paragraph-properties fo:text-align="start" style:justify-single-word="false"/>
      <style:text-properties fo:color="#663300" style:font-name="Noto Sans CJK TC Regular" fo:font-size="23pt" style:text-underline-style="solid" style:text-underline-width="auto" style:text-underline-color="font-color" officeooo:rsid="001ff4d3" officeooo:paragraph-rsid="001ff4d3" style:font-name-asian="Noto Sans CJK TC Regular" style:font-size-asian="13pt" style:font-size-complex="13pt"/>
    </style:style>
    <style:style style:name="P33" style:family="paragraph" style:parent-style-name="Standard">
      <style:paragraph-properties fo:text-align="start" style:justify-single-word="false"/>
      <style:text-properties fo:color="#663300" style:font-name="Noto Sans CJK TC Regular" fo:font-size="17pt" style:text-underline-style="solid" style:text-underline-width="auto" style:text-underline-color="font-color" officeooo:rsid="001ff4d3" officeooo:paragraph-rsid="001ff4d3" style:font-name-asian="Noto Sans CJK TC Regular" style:font-size-asian="13pt" style:font-size-complex="13pt"/>
    </style:style>
    <style:style style:name="P34" style:family="paragraph" style:parent-style-name="Standard">
      <style:paragraph-properties fo:text-align="start" style:justify-single-word="false"/>
      <style:text-properties fo:color="#666666" style:font-name="Noto Sans CJK TC Regular" fo:font-size="13pt" style:text-underline-style="solid" style:text-underline-width="auto" style:text-underline-color="font-color" officeooo:rsid="001ff4d3" officeooo:paragraph-rsid="001ff4d3" style:font-name-asian="Noto Sans CJK TC Regular" style:font-size-asian="13pt" style:font-size-complex="13pt"/>
    </style:style>
    <style:style style:name="P35" style:family="paragraph" style:parent-style-name="Standard">
      <style:paragraph-properties fo:text-align="start" style:justify-single-word="false"/>
      <style:text-properties fo:color="#83caff" style:font-name="Noto Sans CJK TC Regular" fo:font-size="10pt" officeooo:rsid="0023f777" officeooo:paragraph-rsid="0023f777" style:font-name-asian="Noto Sans CJK TC Regular" style:font-size-asian="10pt" style:font-size-complex="10pt"/>
    </style:style>
    <style:style style:name="P36" style:family="paragraph" style:parent-style-name="Standard">
      <style:paragraph-properties fo:text-align="start" style:justify-single-word="false"/>
      <style:text-properties fo:color="#0000ff" style:font-name="Noto Sans CJK TC Regular" fo:font-size="10pt" officeooo:rsid="0023f777" officeooo:paragraph-rsid="0023f777" style:font-name-asian="Noto Sans CJK TC Regular" style:font-size-asian="10pt" style:font-size-complex="10pt"/>
    </style:style>
    <style:style style:name="P37" style:family="paragraph" style:parent-style-name="Standard">
      <style:paragraph-properties fo:text-align="start" style:justify-single-word="false"/>
      <style:text-properties fo:color="#0000ff" style:font-name="Noto Sans CJK TC Regular" fo:font-size="10pt" officeooo:rsid="0025a231" officeooo:paragraph-rsid="0025a231" style:font-name-asian="Noto Sans CJK TC Regular" style:font-size-asian="10pt" style:font-size-complex="10pt"/>
    </style:style>
    <style:style style:name="P38" style:family="paragraph" style:parent-style-name="Standard">
      <style:paragraph-properties fo:text-align="start" style:justify-single-word="false"/>
      <style:text-properties fo:color="#0000ff" style:font-name="Noto Sans CJK TC Regular" fo:font-size="10pt" officeooo:rsid="0026f536" officeooo:paragraph-rsid="0026f536" style:font-name-asian="Noto Sans CJK TC Regular" style:font-size-asian="10pt" style:font-size-complex="10pt"/>
    </style:style>
    <style:style style:name="P39" style:family="paragraph" style:parent-style-name="Standard">
      <style:paragraph-properties fo:text-align="start" style:justify-single-word="false"/>
      <style:text-properties fo:color="#0000ff" style:font-name="Noto Sans CJK TC Regular" fo:font-size="10pt" officeooo:rsid="0028d21c" officeooo:paragraph-rsid="0028d21c" style:font-name-asian="Noto Sans CJK TC Regular" style:font-size-asian="10pt" style:font-size-complex="10pt"/>
    </style:style>
    <style:style style:name="T1" style:family="text">
      <style:text-properties officeooo:rsid="001ff4d3"/>
    </style:style>
    <style:style style:name="T2" style:family="text">
      <style:text-properties fo:font-size="13pt"/>
    </style:style>
    <style:style style:name="T3" style:family="text">
      <style:text-properties fo:font-size="13pt" style:text-underline-style="none" style:font-size-asian="13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officeooo:rsid="0025a231"/>
    </style:style>
    <style:style style:name="T7" style:family="text">
      <style:text-properties fo:color="#0000ff"/>
    </style:style>
    <style:style style:name="T8" style:family="text">
      <style:text-properties fo:color="#0000ff" officeooo:rsid="0025a231"/>
    </style:style>
    <style:style style:name="T9" style:family="text">
      <style:text-properties fo:color="#0000ff" officeooo:rsid="0026f536"/>
    </style:style>
    <style:style style:name="T10" style:family="text">
      <style:text-properties officeooo:rsid="00296de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8"/>
      <text:p text:style-name="P13"><text:tab/>Xilinx Zynq FPGA,TI DSP,</text:p>
      <text:p text:style-name="P13">MCU 기반의</text:p>
      <text:p text:style-name="P13">프로그래밍 전문가 과정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ext:p text:style-name="P12">날 짜 : 2018 . 3. 22</text:p>
      <text:p text:style-name="P12"/>
      <text:p text:style-name="P11">강사 – Innova Lee(이상훈)</text:p>
      <text:p text:style-name="P11"><text:a xlink:type="simple" xlink:href="mailto:gcccompil3r@gmail.com" text:style-name="Internet_20_link" text:visited-style-name="Visited_20_Internet_20_Link">gcccompil3r@gmail.com</text:a></text:p>
      <text:p text:style-name="P11">학생 – 정한별</text:p>
      <text:p text:style-name="P11"><text:a xlink:type="simple" xlink:href="mailto:hanbulkr@gmail.com" text:style-name="Internet_20_link" text:visited-style-name="Visited_20_Internet_20_Link">hanbulkr@gmail.com</text:a></text:p>
      <text:p text:style-name="P11"/>
      <text:p text:style-name="P9"><text:soft-page-break/>&lt;ls_module&gt;</text:p>
      <text:p text:style-name="P5">-<text:span text:style-name="T1">opendir<text:tab/>:</text:span></text:p>
      <text:p text:style-name="P5">-<text:span text:style-name="T1">readdir <text:tab/>:</text:span></text:p>
      <text:p text:style-name="P5">-<text:span text:style-name="T1">getopt<text:tab/>:</text:span></text:p>
      <text:p text:style-name="P5">-<text:span text:style-name="T1">closedir<text:tab/>:</text:span></text:p>
      <text:p text:style-name="P5"/>
      <text:p text:style-name="P28">* 옵션을 효율적으로 관리하기 위해서, 이진 연산을 해준다.</text:p>
      <text:p text:style-name="P5"/>
      <text:p text:style-name="P6"><text:span text:style-name="T1">ls -R <text:s/><text:tab/>: 현재 부터 하위 모두 출력</text:span></text:p>
      <text:p text:style-name="P7">ls -l <text:s text:c="2"/><text:tab/>: 그냥 보이는 리스트만 (현재 디렉토리만) 출력.</text:p>
      <text:p text:style-name="P7">ls -i <text:tab/>: node 파일 출력</text:p>
      <text:p text:style-name="P7">ls -a<text:tab/>: 전체 출력</text:p>
      <text:p text:style-name="P7"/>
      <text:p text:style-name="P29">* 파일의 종류 및 권한. [ r , <text:s/>w <text:s/>, <text:s/>x ] <text:span text:style-name="T2">→</text:span> 8진수</text:p>
      <text:p text:style-name="P7"><text:span text:style-name="T4">r </text:span><text:tab/>: 읽기</text:p>
      <text:p text:style-name="P7"><text:span text:style-name="T4">w</text:span><text:tab/>: 쓰기</text:p>
      <text:p text:style-name="P7"><text:span text:style-name="T4">x </text:span><text:tab/>: 실행(excutive)</text:p>
      <text:p text:style-name="P7"/>
      <text:p text:style-name="P29">*표현 되는 모양</text:p>
      <text:p text:style-name="P32"><text:s text:c="4"/><text:span text:style-name="T5"><text:s/>(</text:span>r<text:span text:style-name="T5"> </text:span>w<text:span text:style-name="T5"> </text:span>x<text:span text:style-name="T5">)(</text:span>r<text:span text:style-name="T5"> </text:span>w<text:span text:style-name="T5"> </text:span>x)<text:span text:style-name="T5"> (</text:span>r<text:span text:style-name="T5"> </text:span>w<text:span text:style-name="T5"> </text:span>x)<text:span text:style-name="T5"> </text:span></text:p>
      <text:p text:style-name="P32"><text:span text:style-name="T5">종류 <text:s text:c="4"/>사용자<text:tab/> 그룸<text:tab/><text:tab/> 타인</text:span></text:p>
      <text:p text:style-name="P33"><text:span text:style-name="T5"><text:s/>0<text:tab/> <text:s text:c="3"/>6<text:tab/> <text:tab/> <text:s text:c="2"/>4 <text:s/><text:tab/><text:tab/> <text:s text:c="3"/>4</text:span></text:p>
      <text:p text:style-name="P34"><text:span text:style-name="T5">(chmod) 터미널 명령으로 퍼미션 권한을 조정 할 수 있다.</text:span></text:p>
      <text:p text:style-name="P34"><text:span text:style-name="T5"/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 table:number-columns-repeated="2"/>
        <table:table-column table:style-name="Table1.C"/>
        <table:table-column table:style-name="Table1.G"/>
        <table:table-column table:style-name="Table1.H" table:number-columns-repeated="9"/>
        <table:table-row table:style-name="Table1.1">
          <table:table-cell table:style-name="Table1.A1" office:value-type="string">
            <text:p text:style-name="P3">파</text:p>
            <text:p text:style-name="P3">일</text:p>
            <text:p text:style-name="P3">의</text:p>
            <text:p text:style-name="P3">종</text:p>
            <text:p text:style-name="P3">류</text:p>
          </table:table-cell>
          <table:table-cell table:style-name="Table1.A1" office:value-type="string">
            <text:p text:style-name="P3">파</text:p>
            <text:p text:style-name="P3">일</text:p>
            <text:p text:style-name="P3">의</text:p>
            <text:p text:style-name="P3">종</text:p>
            <text:p text:style-name="P3">류</text:p>
          </table:table-cell>
          <table:table-cell table:style-name="Table1.A1" office:value-type="string">
            <text:p text:style-name="P3">파</text:p>
            <text:p text:style-name="P3">일</text:p>
            <text:p text:style-name="P3">의</text:p>
            <text:p text:style-name="P3">종</text:p>
            <text:p text:style-name="P3">류</text:p>
          </table:table-cell>
          <table:table-cell table:style-name="Table1.A1" office:value-type="string">
            <text:p text:style-name="P3">파</text:p>
            <text:p text:style-name="P3">일</text:p>
            <text:p text:style-name="P3">의</text:p>
            <text:p text:style-name="P3">종</text:p>
            <text:p text:style-name="P3">류</text:p>
          </table:table-cell>
          <table:table-cell table:style-name="Table1.E1" office:value-type="string">
            <text:p text:style-name="P1">Set</text:p>
            <text:p text:style-name="P1">uid</text:p>
          </table:table-cell>
          <table:table-cell table:style-name="Table1.E1" office:value-type="string">
            <text:p text:style-name="P1">Set</text:p>
            <text:p text:style-name="P1">gid</text:p>
          </table:table-cell>
          <table:table-cell table:style-name="Table1.E1" office:value-type="string">
            <text:p text:style-name="P1">Sticky</text:p>
            <text:p text:style-name="P1">bit</text:p>
          </table:table-cell>
          <table:table-cell table:style-name="Table1.H1" office:value-type="string">
            <text:p text:style-name="P2">r</text:p>
          </table:table-cell>
          <table:table-cell table:style-name="Table1.H1" office:value-type="string">
            <text:p text:style-name="P2">w</text:p>
          </table:table-cell>
          <table:table-cell table:style-name="Table1.H1" office:value-type="string">
            <text:p text:style-name="P2">x</text:p>
          </table:table-cell>
          <table:table-cell table:style-name="Table1.K1" office:value-type="string">
            <text:p text:style-name="P2">r</text:p>
          </table:table-cell>
          <table:table-cell table:style-name="Table1.K1" office:value-type="string">
            <text:p text:style-name="P2">w</text:p>
          </table:table-cell>
          <table:table-cell table:style-name="Table1.K1" office:value-type="string">
            <text:p text:style-name="P2">x</text:p>
          </table:table-cell>
          <table:table-cell table:style-name="Table1.N1" office:value-type="string">
            <text:p text:style-name="P2">r</text:p>
          </table:table-cell>
          <table:table-cell table:style-name="Table1.N1" office:value-type="string">
            <text:p text:style-name="P2">w</text:p>
          </table:table-cell>
          <table:table-cell table:style-name="Table1.P1" office:value-type="string">
            <text:p text:style-name="P2">x</text:p>
          </table:table-cell>
        </table:table-row>
      </table:table>
      <text:p text:style-name="P34"><text:span text:style-name="T5"/></text:p>
      <text:p text:style-name="P26"><text:span text:style-name="T5">uid 와 gid ,sticky 는 ls 했을 때 우리가 보는 위치에 안나오고 sst 소문자 대문자 형태로 나오는데 </text:span><text:span text:style-name="T3"><text:s/></text:span></text:p>
      <text:p text:style-name="P27"><text:span text:style-name="T5">소문자: 현재 bit에 권한이 있을 경우 이다.</text:span></text:p>
      <text:p text:style-name="P27"><text:span text:style-name="T5">대문자: 현재 bit에 권한이 없을 경우 이다.</text:span></text:p>
      <text:p text:style-name="P18"><text:soft-page-break/></text:p>
      <text:p text:style-name="P14">&lt;<text:span text:style-name="T6">ls_module1.c</text:span>&gt;</text:p>
      <text:p text:style-name="P18"/>
      <text:p text:style-name="P18">#include&lt;sys/types.h&gt;</text:p>
      <text:p text:style-name="P18">#include&lt;dirent.h&gt;</text:p>
      <text:p text:style-name="P18">#include&lt;stdio.h&gt;</text:p>
      <text:p text:style-name="P18"/>
      <text:p text:style-name="P18">int main(void)</text:p>
      <text:p text:style-name="P18">{</text:p>
      <text:p text:style-name="P36"><text:tab/>//DIR 이라는 구조체가 라이브러리에 포함되어 있음.</text:p>
      <text:p text:style-name="P18"><text:tab/>DIR<text:tab/>*dp;<text:tab/><text:tab/></text:p>
      <text:p text:style-name="P18"><text:tab/>int i = 0;</text:p>
      <text:p text:style-name="P18"><text:tab/><text:span text:style-name="T7">//dirent 라는 구조체 변수를 새로 선언함.</text:span></text:p>
      <text:p text:style-name="P18"><text:tab/>struct dirent *p;</text:p>
      <text:p text:style-name="P18"><text:tab/><text:span text:style-name="T7">// opendir 은 ‘.’ 이라는 경로(현재 디렉토리)를 열겠다 라는 뜻</text:span></text:p>
      <text:p text:style-name="P18"><text:tab/>dp = opendir(".");</text:p>
      <text:p text:style-name="P36"><text:tab/>// readdir은 open한 경로의 주소 를 받아 <text:s/>p 라는 구조체에 넣는다. <text:s/>(현재 디렉토리 읽은것들 다 출력)</text:p>
      <text:p text:style-name="P18"><text:tab/>while(p = readdir(dp))</text:p>
      <text:p text:style-name="P18"><text:tab/>{</text:p>
      <text:p text:style-name="P18"><text:tab/><text:tab/><text:span text:style-name="T7">//읽은 구조체 이름 단위중 첫번째가 .이면 출력하지 않음</text:span></text:p>
      <text:p text:style-name="P18"><text:tab/><text:tab/>if(p -&gt; d_name[0] == '.')</text:p>
      <text:p text:style-name="P18"><text:tab/><text:tab/><text:tab/>continue;</text:p>
      <text:p text:style-name="P18"><text:tab/><text:tab/><text:span text:style-name="T7">//16개의 공간에서 왼쪽 정렬로 해서 구조체에 읽은 이름 단위 하나를 출력</text:span></text:p>
      <text:p text:style-name="P18"><text:tab/><text:tab/>printf("%-16s",p-&gt;d_name);</text:p>
      <text:p text:style-name="P18"><text:tab/><text:tab/><text:span text:style-name="T7">// 이름 단위 5개 마다 한줄 개행</text:span></text:p>
      <text:p text:style-name="P18"><text:tab/><text:tab/>if((i+1)%5 == 0)</text:p>
      <text:p text:style-name="P18"><text:tab/><text:tab/><text:tab/>printf("\n");</text:p>
      <text:p text:style-name="P18"><text:tab/><text:tab/>i++;</text:p>
      <text:p text:style-name="P18"><text:tab/>}</text:p>
      <text:p text:style-name="P18"><text:tab/>printf("\n");</text:p>
      <text:p text:style-name="P35"><text:tab/><text:span text:style-name="T7">// </text:span><text:span text:style-name="T8">open을 했으니 닫아주어야 한다.</text:span></text:p>
      <text:p text:style-name="P18"><text:tab/>closedir(dp);</text:p>
      <text:p text:style-name="P18"/>
      <text:p text:style-name="P18"><text:tab/>return 0;</text:p>
      <text:p text:style-name="P18">}</text:p>
      <text:p text:style-name="P2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><text:soft-page-break/>&lt;<text:span text:style-name="T6">ls_module2.c</text:span>&gt;</text:p>
      <text:p text:style-name="P19"/>
      <text:p text:style-name="P21">#include&lt;stdio.h&gt;</text:p>
      <text:p text:style-name="P21">#include&lt;unistd.h&gt;</text:p>
      <text:p text:style-name="P21">#include&lt;fcntl.h&gt;</text:p>
      <text:p text:style-name="P21"/>
      <text:p text:style-name="P37">// 매개변수를 받을 수 있게 한다.</text:p>
      <text:p text:style-name="P21">int main(int argc, char **argv)</text:p>
      <text:p text:style-name="P21">{</text:p>
      <text:p text:style-name="P21"><text:tab/>int cmd;</text:p>
      <text:p text:style-name="P21"><text:tab/><text:span text:style-name="T7">// </text:span><text:span text:style-name="T9">getopt를 이용해서 내가 받고 싶은 옵션범위와 <text:s/>매개변수의 주소들을 가져온다.( -a,-b ,-ab )</text:span></text:p>
      <text:p text:style-name="P37"><text:tab/>// ‘-’를 기본적으로 포함하고 옵션을 받을수 있게 함수가 가지고 있다.</text:p>
      <text:p text:style-name="P21"><text:tab/>while((cmd = getopt(argc, argv,"ab"))&gt; 0)</text:p>
      <text:p text:style-name="P21"><text:tab/>{</text:p>
      <text:p text:style-name="P21"><text:tab/><text:tab/><text:span text:style-name="T7">//</text:span><text:span text:style-name="T9">cmd는 getopt에 의해서 옵션이 들어온 순서대로 하나씩 읽는다.</text:span></text:p>
      <text:p text:style-name="P21"><text:tab/><text:tab/>switch(cmd)</text:p>
      <text:p text:style-name="P21"><text:tab/><text:tab/>{</text:p>
      <text:p text:style-name="P21"><text:tab/><text:tab/><text:tab/>case'a':</text:p>
      <text:p text:style-name="P21"><text:tab/><text:tab/><text:tab/><text:tab/>printf("a option\n");</text:p>
      <text:p text:style-name="P21"><text:tab/><text:tab/><text:tab/><text:tab/>break;</text:p>
      <text:p text:style-name="P21"><text:tab/><text:tab/><text:tab/>case'b':</text:p>
      <text:p text:style-name="P21"><text:tab/><text:tab/><text:tab/><text:tab/>printf("b option\n");</text:p>
      <text:p text:style-name="P21"><text:tab/><text:tab/><text:tab/><text:tab/>break;</text:p>
      <text:p text:style-name="P21"><text:tab/><text:tab/><text:tab/>default:</text:p>
      <text:p text:style-name="P21"><text:tab/><text:tab/><text:tab/><text:tab/>printf("unknown iption\n");</text:p>
      <text:p text:style-name="P21"><text:tab/><text:tab/>}</text:p>
      <text:p text:style-name="P21"><text:tab/>}</text:p>
      <text:p text:style-name="P21"><text:tab/>return 0;</text:p>
      <text:p text:style-name="P21">}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6"><text:soft-page-break/>&lt;<text:span text:style-name="T6">ls_module3.c</text:span>&gt;</text:p>
      <text:p text:style-name="P22"/>
      <text:p text:style-name="P23">int main(int argc,char **argv)</text:p>
      <text:p text:style-name="P23">{</text:p>
      <text:p text:style-name="P23"><text:s text:c="4"/>DIR *dp;</text:p>
      <text:p text:style-name="P23"><text:s text:c="4"/>int i=0,cmd;</text:p>
      <text:p text:style-name="P23"><text:s text:c="4"/>struct dirent *p;</text:p>
      <text:p text:style-name="P38">// a라는 옵션인자를 받겠다 라는 뜻.</text:p>
      <text:p text:style-name="P23"><text:s text:c="4"/>cmd=getopt(argc,argv,"a");</text:p>
      <text:p text:style-name="P38">// 현재 디렉토리 오픈</text:p>
      <text:p text:style-name="P23"><text:s text:c="4"/>dp=opendir(".");</text:p>
      <text:p text:style-name="P38">//p 에 현재 디렉토리 오픈 한것을 읽어서 p라는 구조체 에다가 반환함</text:p>
      <text:p text:style-name="P23"><text:s text:c="4"/>while(p=readdir(dp))</text:p>
      <text:p text:style-name="P23"><text:s text:c="4"/>{</text:p>
      <text:p text:style-name="P23"><text:tab/><text:span text:style-name="T7">// a 가 옵션으로 들어 있지 않으면 <text:s/>‘.’이 들어있는 파일은 프린트 하지 않음.</text:span></text:p>
      <text:p text:style-name="P23"><text:tab/>if(cmd!='a')</text:p>
      <text:p text:style-name="P23"><text:tab/>{</text:p>
      <text:p text:style-name="P23"><text:tab/> <text:s text:c="3"/>if(p-&gt;d_name[0]=='.')</text:p>
      <text:p text:style-name="P23"><text:tab/><text:tab/>continue;</text:p>
      <text:p text:style-name="P23"><text:tab/>}</text:p>
      <text:p text:style-name="P23"><text:tab/><text:span text:style-name="T7">// 16개의 공간에 받은 이름 덩어리를 순서대로 왼쪽 정렬한다. 나머지 공간에 null이 들어감 . </text:span></text:p>
      <text:p text:style-name="P23"><text:tab/>printf("%-16s ",p→d_name);</text:p>
      <text:p text:style-name="P23"><text:tab/><text:span text:style-name="T7">// 5개 씩 받아서 개행한다.</text:span></text:p>
      <text:p text:style-name="P23"><text:tab/>if((i+1)%5==0)</text:p>
      <text:p text:style-name="P23"><text:tab/> <text:s text:c="3"/>printf("\n");</text:p>
      <text:p text:style-name="P23"><text:tab/>i++;</text:p>
      <text:p text:style-name="P23"><text:s text:c="4"/>}</text:p>
      <text:p text:style-name="P23"><text:s text:c="4"/>printf("\n");</text:p>
      <text:p text:style-name="P38">// 열었던 디렉토리를 닫는다.</text:p>
      <text:p text:style-name="P23"><text:s text:c="4"/>closedir(dp);</text:p>
      <text:p text:style-name="P23"><text:s text:c="4"/>return 0;</text:p>
      <text:p text:style-name="P23">}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7"><text:soft-page-break/>&lt;<text:span text:style-name="T6">ls_module4.c</text:span>&gt;</text:p>
      <text:p text:style-name="P24">int main(int argc,char **argv)</text:p>
      <text:p text:style-name="P24">{</text:p>
      <text:p text:style-name="P24"><text:s text:c="4"/>DIR *dp;</text:p>
      <text:p text:style-name="P24"><text:s text:c="4"/>int i=0;</text:p>
      <text:p text:style-name="P24"><text:s text:c="4"/>int cmd;</text:p>
      <text:p text:style-name="P24"><text:s text:c="4"/>struct dirent *p;</text:p>
      <text:p text:style-name="P24"><text:s text:c="4"/>int flag=0;</text:p>
      <text:p text:style-name="P24"><text:s text:c="4"/>while((cmd=getopt(argc,argv,"alRi"))&gt;0)</text:p>
      <text:p text:style-name="P24"><text:s text:c="4"/>{</text:p>
      <text:p text:style-name="P24"><text:tab/>switch(cmd)</text:p>
      <text:p text:style-name="P24"><text:tab/>{</text:p>
      <text:p text:style-name="P24"><text:tab/> <text:s text:c="3"/>case 'a':</text:p>
      <text:p text:style-name="P24"><text:tab/><text:tab/><text:span text:style-name="T7">// flag 를 사용해서 현재 가지고 있는 옵션 정보를 저장한다.</text:span></text:p>
      <text:p text:style-name="P39"><text:tab/><text:tab/>// 받은 옵션이 총 4개 이면 순서대로 1111 이진수로 들어감 . 각자리에 하나씩 있다고 표현한거임.</text:p>
      <text:p text:style-name="P24"><text:tab/><text:tab/>flag |=1; <text:s text:c="2"/></text:p>
      <text:p text:style-name="P24"><text:tab/><text:tab/>break;</text:p>
      <text:p text:style-name="P24"><text:tab/> <text:s text:c="3"/>case 'l':</text:p>
      <text:p text:style-name="P24"><text:tab/><text:tab/>flag |=2;</text:p>
      <text:p text:style-name="P24"><text:tab/><text:tab/>break;</text:p>
      <text:p text:style-name="P24"><text:tab/> <text:s text:c="3"/>case 'R':</text:p>
      <text:p text:style-name="P24"><text:tab/><text:tab/>flag |=4;</text:p>
      <text:p text:style-name="P24"><text:tab/><text:tab/>break;</text:p>
      <text:p text:style-name="P24"><text:tab/> <text:s text:c="3"/>case 'i':</text:p>
      <text:p text:style-name="P24"><text:tab/><text:tab/>flag |=8;</text:p>
      <text:p text:style-name="P24"><text:tab/><text:tab/>break;</text:p>
      <text:p text:style-name="P24"><text:tab/>}</text:p>
      <text:p text:style-name="P24"><text:s text:c="4"/>}</text:p>
      <text:p text:style-name="P39">//현재 디렉토리 오픈</text:p>
      <text:p text:style-name="P24"><text:s text:c="4"/>dp=opendir(".");</text:p>
      <text:p text:style-name="P39">// 현재 디렉토리에 읽은 것을 구조체 p에 저장</text:p>
      <text:p text:style-name="P24"><text:s text:c="4"/>while(p=readdir(dp))</text:p>
      <text:p text:style-name="P24"><text:s text:c="4"/>{</text:p>
      <text:p text:style-name="P24"><text:tab/>if(!(flag&amp;1))</text:p>
      <text:p text:style-name="P24"><text:tab/>{</text:p>
      <text:p text:style-name="P24"><text:tab/><text:span text:style-name="T7">// 구조체 p에 저장된 이름중 ‘.’이 있으면 무시한다.</text:span></text:p>
      <text:p text:style-name="P24"><text:tab/> <text:s text:c="3"/>if(p-&gt;d_name[0]=='.')</text:p>
      <text:p text:style-name="P24"><text:tab/><text:tab/>continue;</text:p>
      <text:p text:style-name="P24"><text:tab/>}</text:p>
      <text:p text:style-name="P24"><text:tab/>printf("%-16s ",p-&gt;d_name);</text:p>
      <text:p text:style-name="P24"><text:tab/>if((i+1)%5==0)</text:p>
      <text:p text:style-name="P24"><text:tab/> <text:s text:c="3"/>printf("\n");</text:p>
      <text:p text:style-name="P24"><text:tab/>i++;</text:p>
      <text:p text:style-name="P24"><text:s text:c="4"/>}</text:p>
      <text:p text:style-name="P24"><text:s text:c="4"/>printf("\n");</text:p>
      <text:p text:style-name="P24"><text:s text:c="4"/>closedir(dp);</text:p>
      <text:p text:style-name="P24"><text:s text:c="4"/>return 0;</text:p>
      <text:p text:style-name="P24">}</text:p>
      <text:p text:style-name="P17"><text:soft-page-break/>&lt;<text:span text:style-name="T6">ls_module5.c</text:span>&gt;</text:p>
      <text:p text:style-name="P24">int main(int argc,char **argv)</text:p>
      <text:p text:style-name="P24">{</text:p>
      <text:p text:style-name="P24">// stat이라는 구조체 변수를 만듬.</text:p>
      <text:p text:style-name="P24"><text:s text:c="4"/>struct stat buf;</text:p>
      <text:p text:style-name="P24"><text:s text:c="4"/>char ch;</text:p>
      <text:p text:style-name="P24">//현재 들어온 인자의 정보를 buf에 저장 ( struct stat)</text:p>
      <text:p text:style-name="P24"><text:s text:c="4"/>stat(argv[1],&amp;buf);</text:p>
      <text:p text:style-name="P24">// st_mode 는 현재 읽으 파일의 종류와 권한 정보를 가지고 있다.</text:p>
      <text:p text:style-name="P24">// <text:s/>S_ISDIR 는 st_mode가 <text:s/>directory 파일이면 1을 반환한다. </text:p>
      <text:p text:style-name="P24"><text:s text:c="4"/>if(S_ISDIR(buf.st_mode))</text:p>
      <text:p text:style-name="P24"><text:tab/>ch='d';</text:p>
      <text:p text:style-name="P24">// <text:s/>S_ISREG 는 st_mode가 <text:s/>일반 파일이면 1을 반환한다. </text:p>
      <text:p text:style-name="P24"><text:s text:c="4"/>if(S_ISREG(buf.st_mode))</text:p>
      <text:p text:style-name="P24"><text:tab/>ch='-';</text:p>
      <text:p text:style-name="P25">// <text:s/>S_ISFIFO 는 st_mode가 <text:s/><text:span text:style-name="T10">PIPE</text:span> 파일이면 1을 반환한다. </text:p>
      <text:p text:style-name="P24"><text:s text:c="4"/>if(S_ISFIFO(buf.st_mode))</text:p>
      <text:p text:style-name="P24"><text:tab/>ch='p';</text:p>
      <text:p text:style-name="P25">// <text:s/>S_ISLNK( 는 st_mode가 링크 파일이면 1을 반환한다. </text:p>
      <text:p text:style-name="P24"><text:s text:c="4"/>if(S_ISLNK(buf.st_mode))</text:p>
      <text:p text:style-name="P24"><text:tab/>ch='l';</text:p>
      <text:p text:style-name="P25">// <text:s/>S_ISSOCK 는 st_mode가 <text:s/>소파일이면 1을 반환한다. </text:p>
      <text:p text:style-name="P24"><text:s text:c="4"/>if(S_ISSOCK(buf.st_mode))</text:p>
      <text:p text:style-name="P24"><text:tab/>ch='s';켓</text:p>
      <text:p text:style-name="P25">// <text:s/>S_ISCHR 는 st_mode가 <text:s/>케릭터 파일이면 1을 반환한다. </text:p>
      <text:p text:style-name="P24"><text:s text:c="4"/>if(S_ISCHR(buf.st_mode))</text:p>
      <text:p text:style-name="P24"><text:tab/>ch='c';</text:p>
      <text:p text:style-name="P25">// <text:s/>S_ISBLK 는 st_mode가 <text:s/>블럭 파일이면 1을 반환한다. </text:p>
      <text:p text:style-name="P24"><text:s text:c="4"/>if(S_ISBLK(buf.st_mode))</text:p>
      <text:p text:style-name="P24"><text:tab/>ch='b';</text:p>
      <text:p text:style-name="P24"><text:s text:c="4"/>printf("%c\n",ch);</text:p>
      <text:p text:style-name="P24"><text:s text:c="4"/>return 0;</text:p>
      <text:p text:style-name="P24">}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9:52:40.522854398</meta:creation-date>
    <dc:date>2018-03-22T21:49:16.270093022</dc:date>
    <meta:editing-duration>PT1H10M25S</meta:editing-duration>
    <meta:editing-cycles>6</meta:editing-cycles>
    <meta:generator>LibreOffice/5.1.6.2$Linux_X86_64 LibreOffice_project/10m0$Build-2</meta:generator>
    <meta:document-statistic meta:table-count="1" meta:image-count="0" meta:object-count="0" meta:page-count="7" meta:paragraph-count="235" meta:word-count="1242" meta:character-count="3816" meta:non-whitespace-character-count="2979"/>
  </office:meta>
</office:document-meta>
</file>